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0:41:40.768037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18T10:54:07.566231789</dc:date>
    <meta:editing-duration>PT12H9M54S</meta:editing-duration>
    <meta:editing-cycles>120</meta:editing-cycles>
    <meta:generator>LibreOffice/6.2.8.2$Linux_X86_64 LibreOffice_project/20$Build-2</meta:generator>
    <meta:document-statistic meta:table-count="45" meta:cell-count="1553" meta:object-count="0"/>
  </office:meta>
</office:document-meta>
</file>